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26315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ee9b4"/>
    </style:style>
    <style:style style:name="T4" style:family="text">
      <style:text-properties officeooo:rsid="000f8b29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48797216" text:id="ct48797216">
          <text:insertion>
            <office:change-info>
              <dc:creator>Auteur inconnu</dc:creator>
              <dc:date>2017-01-06T19:42:00</dc:date>
            </office:change-info>
          </text:insertion>
        </text:changed-region>
        <text:changed-region xml:id="ct48839856" text:id="ct48839856">
          <text:insertion>
            <office:change-info>
              <dc:creator>Gauthier Bastien</dc:creator>
              <dc:date>2012-03-21T11:27:00</dc:date>
            </office:change-info>
          </text:insertion>
        </text:changed-region>
        <text:changed-region xml:id="ct48859600" text:id="ct48859600">
          <text:insertion>
            <office:change-info>
              <dc:creator>Gauthier Bastien</dc:creator>
              <dc:date>2011-05-05T15:16:00</dc:date>
            </office:change-info>
          </text:insertion>
        </text:changed-region>
        <text:changed-region xml:id="ct48953920" text:id="ct48953920">
          <text:insertion>
            <office:change-info>
              <dc:creator>Gauthier Bastien</dc:creator>
              <dc:date>2011-04-18T16:40:00</dc:date>
            </office:change-info>
          </text:insertion>
        </text:changed-region>
        <text:changed-region xml:id="ct48928224" text:id="ct48928224">
          <text:insertion>
            <office:change-info>
              <dc:creator>Gauthier Bastien</dc:creator>
              <dc:date>2011-04-18T16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ervice :</text:span> <text:change-start text:change-id="ct48797216"/><text:span text:style-name="T4">view</text:span>.display(<text:span text:style-name="T3">'p</text:span>roposingGroup<text:span text:style-name="T3">'</text:span>)<text:change-end text:change-id="ct48797216"/></text:p>
      <text:p text:style-name="P1"/>
      <text:p text:style-name="P1"><office:annotation><dc:creator>Gauthier Bastien</dc:creator><dc:date>2011-05-05T15:11:58</dc:date><text:p text:style-name="P8"><text:span text:style-name="T5">do text if self.hasMeeting()</text:span></text:p></office:annotation><text:span text:style-name="T1">Conseil Communal :</text:span> <text:change-start text:change-id="ct48839856"/>self.getMeeting().Title()<text:change-end text:change-id="ct48839856"/></text:p>
      <text:p text:style-name="P1"><office:annotation><dc:creator>Gauthier Bastien</dc:creator><dc:date>2011-05-05T15:11:58</dc:date><text:p text:style-name="P8"><text:span text:style-name="T5">do text if not self.hasMeeting() and self.getPreferredMeeting() != 'whatever'</text:span></text:p></office:annotation><text:span text:style-name="T1">Conseil Communal :</text:span> <text:change-start text:change-id="ct48859600"/>self.uid_catalog(UID=self.getPreferredMeeting())[0].getObject().Title()[:-8]<text:change-end text:change-id="ct48859600"/></text:p>
      <text:p text:style-name="P1"><office:annotation><dc:creator>Gauthier Bastien</dc:creator><dc:date>2011-05-05T15:11:58</dc:date><text:p text:style-name="P8"><text:span text:style-name="T6">do text if not self.hasMeeting() and self.getPreferredMeeting() == 'whatever'</text:span></text:p></office:annotation><text:span text:style-name="T1">Conseil Communal :</text:span> ...</text:p>
      <text:p text:style-name="P1"/>
      <text:p text:style-name="P3"><text:span text:style-name="T2">Références :</text:span> -</text:p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RAPPORT AUX CONSEILLERS COMMUNAUX</text:p>
          </table:table-cell>
        </table:table-row>
      </table:table>
      <text:p text:style-name="P4"/>
      <text:p text:style-name="P6">OBJET N°<text:change-start text:change-id="ct48953920"/>self.getItemNumber(relativeTo='meeting')<text:change-end text:change-id="ct48953920"/> : <text:change-start text:change-id="ct48928224"/>self.Title()<text:change-end text:change-id="ct48928224"/></text:p>
      <text:p text:style-name="P5"/>
      <text:p text:style-name="P5"><office:annotation><dc:creator>Gauthier Bastien</dc:creator><dc:date>2011-04-18T16:41:20</dc:date><text:p text:style-name="P9"><text:span text:style-name="T5">do text</text:span></text:p><text:p text:style-name="P9"><text:span text:style-name="T5">from xhtml(self.Description(), stylesMapping={'p':'Text body'})</text:span></text:p></office:annotation>Description dans l'ordre du jour/Ra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05T15:11:42</meta:creation-date>
    <meta:editing-duration>PT20M24S</meta:editing-duration>
    <meta:editing-cycles>14</meta:editing-cycles>
    <meta:generator>LibreOffice/4.4.7.2$Linux_X86_64 LibreOffice_project/40m0$Build-2</meta:generator>
    <meta:initial-creator>Gauthier Bastien</meta:initial-creator>
    <dc:date>2017-03-14T15:46:25.026891172</dc:date>
    <meta:document-statistic meta:table-count="1" meta:image-count="0" meta:object-count="0" meta:page-count="1" meta:paragraph-count="8" meta:word-count="31" meta:character-count="351" meta:non-whitespace-character-count="328"/>
  </office:meta>
</office:document-meta>
</file>